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7e2f" officeooo:paragraph-rsid="001b7e2f"/>
    </style:style>
    <style:style style:name="P2" style:family="paragraph" style:parent-style-name="Standard">
      <style:text-properties officeooo:rsid="001f35d8" officeooo:paragraph-rsid="001f35d8"/>
    </style:style>
    <style:style style:name="P3" style:family="paragraph" style:parent-style-name="Standard">
      <style:text-properties officeooo:rsid="001f85c6" officeooo:paragraph-rsid="001f85c6"/>
    </style:style>
    <style:style style:name="P4" style:family="paragraph" style:parent-style-name="Standard">
      <style:text-properties officeooo:rsid="001f85c6" officeooo:paragraph-rsid="002ce5fb"/>
    </style:style>
    <style:style style:name="P5" style:family="paragraph" style:parent-style-name="Standard">
      <style:text-properties officeooo:rsid="001fd624" officeooo:paragraph-rsid="001fd624"/>
    </style:style>
    <style:style style:name="P6" style:family="paragraph" style:parent-style-name="Standard">
      <style:text-properties officeooo:rsid="0020ed04" officeooo:paragraph-rsid="0020ed04"/>
    </style:style>
    <style:style style:name="P7" style:family="paragraph" style:parent-style-name="Standard">
      <style:text-properties officeooo:rsid="00211fed" officeooo:paragraph-rsid="00211fed"/>
    </style:style>
    <style:style style:name="P8" style:family="paragraph" style:parent-style-name="Standard">
      <style:text-properties fo:font-style="italic" officeooo:rsid="002169c2" officeooo:paragraph-rsid="002169c2" style:font-style-asian="italic" style:font-style-complex="italic"/>
    </style:style>
    <style:style style:name="P9" style:family="paragraph" style:parent-style-name="Standard">
      <style:text-properties fo:font-style="italic" officeooo:rsid="0022d1f7" officeooo:paragraph-rsid="0022d1f7" style:font-style-asian="italic" style:font-style-complex="italic"/>
    </style:style>
    <style:style style:name="P10" style:family="paragraph" style:parent-style-name="Standard">
      <style:text-properties fo:font-style="normal" officeooo:rsid="00259a4f" officeooo:paragraph-rsid="00259a4f" style:font-style-asian="normal" style:font-style-complex="normal"/>
    </style:style>
    <style:style style:name="P11" style:family="paragraph" style:parent-style-name="Standard">
      <style:text-properties fo:font-style="normal" officeooo:rsid="00259a4f" officeooo:paragraph-rsid="0027f197" style:font-style-asian="normal" style:font-style-complex="normal"/>
    </style:style>
    <style:style style:name="P12" style:family="paragraph" style:parent-style-name="Standard">
      <style:text-properties fo:font-style="normal" officeooo:rsid="0028bf52" officeooo:paragraph-rsid="0028bf52" style:font-style-asian="normal" style:font-style-complex="normal"/>
    </style:style>
    <style:style style:name="P13" style:family="paragraph" style:parent-style-name="Standard">
      <style:text-properties fo:font-style="normal" officeooo:rsid="0028bf52" officeooo:paragraph-rsid="002a3517" style:font-style-asian="normal" style:font-style-complex="normal"/>
    </style:style>
    <style:style style:name="T1" style:family="text">
      <style:text-properties officeooo:rsid="001d6ada"/>
    </style:style>
    <style:style style:name="T2" style:family="text">
      <style:text-properties officeooo:rsid="001f35d8"/>
    </style:style>
    <style:style style:name="T3" style:family="text">
      <style:text-properties officeooo:rsid="001f6c0b"/>
    </style:style>
    <style:style style:name="T4" style:family="text">
      <style:text-properties officeooo:rsid="001fd2c7"/>
    </style:style>
    <style:style style:name="T5" style:family="text">
      <style:text-properties officeooo:rsid="001fd624"/>
    </style:style>
    <style:style style:name="T6" style:family="text">
      <style:text-properties officeooo:rsid="0020ed04"/>
    </style:style>
    <style:style style:name="T7" style:family="text">
      <style:text-properties officeooo:rsid="002169c2"/>
    </style:style>
    <style:style style:name="T8" style:family="text">
      <style:text-properties fo:font-style="normal" style:font-style-asian="normal" style:font-style-complex="normal"/>
    </style:style>
    <style:style style:name="T9" style:family="text">
      <style:text-properties officeooo:rsid="0023b0bd"/>
    </style:style>
    <style:style style:name="T10" style:family="text">
      <style:text-properties officeooo:rsid="002535fd"/>
    </style:style>
    <style:style style:name="T11" style:family="text">
      <style:text-properties officeooo:rsid="00259a4f"/>
    </style:style>
    <style:style style:name="T12" style:family="text">
      <style:text-properties officeooo:rsid="00267d76"/>
    </style:style>
    <style:style style:name="T13" style:family="text">
      <style:text-properties officeooo:rsid="0027f197"/>
    </style:style>
    <style:style style:name="T14" style:family="text">
      <style:text-properties officeooo:rsid="0028c5e9"/>
    </style:style>
    <style:style style:name="T15" style:family="text">
      <style:text-properties officeooo:rsid="002a3517"/>
    </style:style>
    <style:style style:name="T16" style:family="text">
      <style:text-properties officeooo:rsid="002ba03b"/>
    </style:style>
    <style:style style:name="T17" style:family="text">
      <style:text-properties officeooo:rsid="002ce5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les of the Nexus Way – Session 4</text:p>
      <text:p text:style-name="P1"/>
      <text:p text:style-name="P1">We start back on the path towards Nyxsi’s destiny, <text:span text:style-name="T1">and the Rose Garden. We are still not in Nexus Way – we are on The First World. G</text:span><text:span text:style-name="T2">o</text:span><text:span text:style-name="T1">larion is the God’s second attempt to create worlds. It is also known as the Feywilds. It is a strange place. </text:span></text:p>
      <text:p text:style-name="P1"/>
      <text:p text:style-name="P2">This place is dimly lit – we have no trouble seeing, thankfully, due to most of us having darkvision. Aphra hears something as they walk down a road – sounds like snoring. Under a tree next to a babbling brook, with a gigantic hat covering their face is a giant frog. Yenik clears his throat, to try and wake them up, but Rip then takes over and pokes it awake. It grumbles awake, first blaming one called ‘Barteldby’. They may still be drunk. Nyxsi asks they know where there are Blue Roses – they respond with derision. <text:span text:style-name="T3">But they do introduce themselves, as ‘The Great Gumzo’, the finest wizard in all the land. They do explain that we are on the only road – it will take us where we need to go. They ask why we’re here, and apparently, one of us smells familiar, like they knew us, once upon a time. This may be Nyxsi, who shares the same name as the previous Rose Champion. </text:span></text:p>
      <text:p text:style-name="P2"/>
      <text:p text:style-name="P4">We will find what truth there is to find, so long as we walk this path. The Great Gumzo joins us on our adventure. We proceed to walk, between trees, until we come to a signpost in the middle of a crossroads. ‘What was’, ‘What is’, and ‘What is to come’. We discuss, before Gum<text:span text:style-name="T17">z</text:span>o interrupts – it is not a path we choose, but we are to walk each of the paths, so that we may be tested to see if we are worthy. Nyxsi decides, and we start with ‘What was’. It starts to feel cold, and the trees start appearing covered in snow and ice, and we see our breath in the air. Aphra does not do in well in the cold, <text:span text:style-name="T4">but fares better than some of the others (Yenik and Bellathonis), who not only take some cold damage, but also lose a happy childhood memory. </text:span><text:span text:style-name="T5">This is soul-chilling, not merely bone-chilling. </text:span><text:span text:style-name="T4">Bellathonis looks even worse, but Eshenesra helps him to recover some of his health. </text:span></text:p>
      <text:p text:style-name="P3"/>
      <text:p text:style-name="P5">Out of the swirling, cold, mist, a structure emerges. A castle, of sorts. We enter, and there are mirrors running down each side of the entrance way. They show, for everyone except Rip and Aphra, their childhood selves, when they were around the age of 9 or 10. But the reflections do not copy what we are doing. Aphra, inspecting the mirror more closely, sees that it is glass, frosted with ice, and unable to help herself, staring, she touches the surface. A frosted, skeletal hand appears on the other side of the mirror, reaches out, and grabs Aphra by the wrist. Rip helps her tear free, <text:span text:style-name="T6">and she thanks him. </text:span></text:p>
      <text:p text:style-name="P5"/>
      <text:p text:style-name="P6">Entering the next room, it is a grand throne room, with a single mask sitting upon the throne. We approach, and kneel before it. Nothing happens – and then Yenik tries to detect magic, and is blasted 15 feet backwards by the sheer power contained within the mask. Rip notices that we are also standing on a mirror – once again, showing mostly everyone as a child, and then on the throne, there is a seated person in the reflection, wearing the mask. Bellathonis sees that there is also a dark shape, far beneath the ice. Nyxsi asks the reflection if this is how we speak to them, and if one of use should where the mask to speak to them. It nods both times. We discuss, and the Yenik approaches, and puts the mask on. It fuses to his flesh, and in he is clearly in pain, before ‘he’ stands back up, taller, and with an air of superiority, they take the throne, before speaking to us in a very feminine voice. They have not had a body in a very long time. Rip thinks at it, and they respond. </text:p>
      <text:p text:style-name="P6"/>
      <text:p text:style-name="P7">Nyxsi comments on being the champion, and the being responds that to be champion, you must choose to be champion of past, present, or future. The last champion chose Blue. </text:p>
      <text:p text:style-name="P7"/>
      <text:p text:style-name="P7">They see that Nyxsi has come to take the trials, and then they say Nyxsi came with suitable offerings – the broken, the wise, the deathless, and the forgotten. This may be referring to us. This is confirmed by them responding to Bellathonis as the broken. The Champion is to be the first to fall, <text:soft-page-break/>the first to die, the first to sacrifice themselves. We need the key that she offers – one of three, one from each path, to unlock the glade of champions. </text:p>
      <text:p text:style-name="P7"/>
      <text:p text:style-name="P7">Aphra is internally screaming at this point, as they say they know all of their pasts. They offer both Aphra and Bellathonis something else – Aphra her past, Bellathonis their soul as if it were never broken. She then asks if they are all willing to go into the champion’s glade. Aphra agrees that Nyxsi should be champion. The last champion chose the future aspect when they chose which of the triad to embody. This aspect, the past, is symbolised by white roses. </text:p>
      <text:p text:style-name="P7"/>
      <text:p text:style-name="P7">Aphra once again, screams internally, as another chance to know her past, her truth, slips past her, as she gives it up for someone else. <text:span text:style-name="T7">The female voice speaks again, saying how she can see why ‘she’ loved Aphra so dearly. And then, we have to fight her midwinter champion, as the dark shape rises from beneath the ice, bursting out with a spray of ice and snow. </text:span></text:p>
      <text:p text:style-name="P7"/>
      <text:p text:style-name="P8">Initiative. <text:span text:style-name="T9">Aphra nearly dies, as she goes down to two critical hits. </text:span><text:span text:style-name="T10">As the Ice Knight raises his sword above Aphra, going for a third lethal strike, a</text:span><text:span text:style-name="T9">n arcane symbol appears, burn</text:span><text:span text:style-name="T11">ing above</text:span><text:span text:style-name="T9"> Aphra’s forehead – the symbol of Sarenrae, as she then levitates off the floor, and two burning wings appear on her back. </text:span><text:span text:style-name="T10">All weapons also ignite, and everyone’s spell slots are restored. </text:span></text:p>
      <text:p text:style-name="P8"/>
      <text:p text:style-name="P11">((Aphra’s body is 3 years old.)) </text:p>
      <text:p text:style-name="P11"/>
      <text:p text:style-name="P11"><text:span text:style-name="T13">Aphra is screaming internally with both more questions and answers. </text:span></text:p>
      <text:p text:style-name="P10"/>
      <text:p text:style-name="P10">As we come out of combat, the wings disappear, as does the flaming mark. The armour drops to the floor, as does the key, which as Nyxsi picks it up, disappears into her skin, like a tattoo on the back of her hand. <text:span text:style-name="T12">Gumzo identifies the armour, and Lady Syldi also gathers some of the melted construct for alchemical experiments later. We succeeded her trial, and she asks that Nyxsi considers her as a choice when the champion chooses her path. She is the white roses of memory. </text:span></text:p>
      <text:p text:style-name="P10"/>
      <text:p text:style-name="P12">Yenik removes the mask, and leaves, but not before saying that he’ll come back to visit. We all leave, and take a short rest at the crossroads. Gumzo summons both a feast and a banjo. The feast is delicious, but the banjo is terrible. Lady Syldi attempts some healing, but is unable to focus. </text:p>
      <text:p text:style-name="P12"/>
      <text:p text:style-name="P13">Travelling down the next pathway, down ‘What is’, the trees are all golden, and this path appears to be in perpetual harvest. <text:span text:style-name="T14">There is a structure in the distance, a large, beautiful stone castle, bathed in golden sunlight. Many of the party feel intoxicated as they walk through, and entering this castle, we </text:span><text:span text:style-name="T15">are once again confronted by mirrors, showing </text:span><text:span text:style-name="T16">all of </text:span><text:span text:style-name="T15">us happy.</text:span></text:p>
      <text:p text:style-name="P10"/>
      <text:p text:style-name="P8"><text:span text:style-name="T8"/></text:p>
      <text:p text:style-name="P9"><text:span text:style-name="T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12T21:49:49.603000000</meta:creation-date>
    <dc:date>2024-10-13T01:30:33.916000000</dc:date>
    <meta:editing-duration>PT44M49S</meta:editing-duration>
    <meta:editing-cycles>6</meta:editing-cycles>
    <meta:generator>LibreOffice/7.2.0.4$Windows_X86_64 LibreOffice_project/9a9c6381e3f7a62afc1329bd359cc48accb6435b</meta:generator>
    <meta:document-statistic meta:table-count="0" meta:image-count="0" meta:object-count="0" meta:page-count="2" meta:paragraph-count="16" meta:word-count="1235" meta:character-count="6717" meta:non-whitespace-character-count="5471"/>
  </office:meta>
</office:document-meta>
</file>